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6.741cm" fo:min-width="7.068cm" fo:padding-top="0.014cm" fo:padding-bottom="0.014cm" fo:padding-left="0.014cm" fo:padding-right="0.014cm"/>
      <style:paragraph-properties style:writing-mode="lr-tb"/>
    </style:style>
    <style:style style:name="gr2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4.254cm" fo:min-width="0.784cm" fo:padding-top="0.014cm" fo:padding-bottom="0.014cm" fo:padding-left="0.014cm" fo:padding-right="0.014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01cm" fo:min-width="7.062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09cm" fo:min-width="1.21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0.69cm" fo:padding-top="0.009cm" fo:padding-bottom="0.009cm" fo:padding-left="0.009cm" fo:padding-right="0.009cm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122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124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4.394cm" fo:min-width="0.341cm" fo:padding-top="0.014cm" fo:padding-bottom="0.014cm" fo:padding-left="0.014cm" fo:padding-right="0.014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12cm" fo:min-width="0.192cm" fo:padding-top="0.009cm" fo:padding-bottom="0.009cm" fo:padding-left="0.009cm" fo:padding-right="0.00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cm" fo:min-width="0.192cm" fo:padding-top="0.009cm" fo:padding-bottom="0.009cm" fo:padding-left="0.009cm" fo:padding-right="0.009cm"/>
    </style:style>
    <style:style style:name="gr22" style:family="graphic" style:parent-style-name="standard">
      <style:graphic-properties svg:stroke-color="#666666" draw:fill-color="#666666" draw:textarea-horizontal-align="justify" draw:textarea-vertical-align="middle" draw:auto-grow-height="false" fo:min-height="0.091cm" fo:min-width="0.0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Liberation Serif"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style:style style:name="P4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6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7" style:family="paragraph">
      <loext:graphic-properties draw:fill-color="#dddddd"/>
      <style:paragraph-properties fo:text-align="center"/>
      <style:text-properties style:font-name="Liberation Serif"/>
    </style:style>
    <style:style style:name="P8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9" style:family="paragraph">
      <loext:graphic-properties draw:fill="none" draw:fill-color="#ffffff"/>
      <style:text-properties style:font-name="Liberation Serif"/>
    </style:style>
    <style:style style:name="P10" style:family="paragraph">
      <loext:graphic-properties draw:fill="none" draw:fill-color="#ffffff"/>
      <style:paragraph-properties fo:text-align="center"/>
      <style:text-properties fo:font-size="6pt"/>
    </style:style>
    <style:style style:name="P11" style:family="paragraph">
      <loext:graphic-properties draw:fill-color="#666666"/>
      <style:paragraph-properties fo:text-align="center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7.096cm" svg:height="6.769cm" svg:x="0.046cm" svg:y="0.044cm">
          <text:p text:style-name="P1"><text:span text:style-name="T1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33cm" svg:y1="4.466cm" svg:x2="1.33cm" svg:y2="1.197cm">
          <text:p/>
        </draw:line>
        <draw:custom-shape draw:style-name="gr3" draw:text-style-name="P4" draw:layer="layout" svg:width="0.812cm" svg:height="4.282cm" svg:x="8.034cm" svg:y="0.036cm">
          <text:p text:style-name="P1"><text:span text:style-name="T1">External</text:span></text:p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09cm" svg:height="1.129cm" svg:x="0.052cm" svg:y="0.047cm">
          <text:p text:style-name="P1"><text:span text:style-name="T2">ARM</text:span></text:p>
          <text:p text:style-name="P1"><text:span text:style-name="T2">Cortex-A9</text:span></text:p>
          <text:p text:style-name="P1"><text:span text:style-name="T1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38cm" svg:height="0.937cm" svg:x="5.904cm" svg:y="0.231cm">
          <text:p text:style-name="P1"><text:span text:style-name="T1">DD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884cm" svg:height="0.603cm" svg:x="7.142cm" svg:y="0.31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4.613cm" svg:y1="5.648cm" svg:x2="4.613cm" svg:y2="4.692cm">
          <text:p/>
        </draw:line>
        <draw:line draw:style-name="gr8" draw:text-style-name="P3" draw:layer="layout" svg:x1="4.991cm" svg:y1="4.57cm" svg:x2="1.422cm" svg:y2="4.589cm">
          <text:p/>
        </draw:line>
        <draw:custom-shape draw:style-name="gr9" draw:text-style-name="P6" draw:layer="layout" svg:width="1.301cm" svg:height="0.603cm" svg:x="3.048cm" svg:y="5.032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305cm" svg:height="0.603cm" svg:x="3.039cm" svg:y="5.636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5.078cm" svg:y1="5.649cm" svg:x2="5.078cm" svg:y2="4.693cm">
          <text:p/>
        </draw:line>
        <draw:custom-shape draw:style-name="gr11" draw:text-style-name="P5" draw:layer="layout" svg:width="1.022cm" svg:height="1.214cm" svg:x="4.349cm" svg:y="5.026cm">
          <text:p text:style-name="P1"><text:span text:style-name="T2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0.378cm" svg:height="0.477cm" svg:x="4.639cm" svg:y="4.773cm">
          <draw:text-box>
            <text:p><text:span text:style-name="T1">Rx</text:span></text:p>
          </draw:text-box>
        </draw:frame>
        <draw:frame draw:style-name="gr12" draw:text-style-name="P8" draw:layer="layout" svg:width="0.253cm" svg:height="0.477cm" svg:x="5.12cm" svg:y="4.773cm">
          <draw:text-box>
            <text:p><text:span text:style-name="T1">Tx</text:span></text:p>
          </draw:text-box>
        </draw:frame>
        <draw:frame draw:style-name="gr12" draw:text-style-name="P9" draw:layer="layout" svg:width="1.094cm" svg:height="0.477cm" svg:x="1.691cm" svg:y="4.34cm">
          <draw:text-box>
            <text:p><text:span text:style-name="T1">Interrupts</text:span></text:p>
          </draw:text-box>
        </draw:frame>
        <draw:line draw:style-name="gr7" draw:text-style-name="P3" draw:layer="layout" svg:x1="1.813cm" svg:y1="5.648cm" svg:x2="1.813cm" svg:y2="4.692cm">
          <text:p/>
        </draw:line>
        <draw:custom-shape draw:style-name="gr13" draw:text-style-name="P5" draw:layer="layout" svg:width="1.456cm" svg:height="1.214cm" svg:x="1.586cm" svg:y="5.026cm">
          <text:p text:style-name="P1"><text:span text:style-name="T2">Tensor</text:span></text:p>
          <text:p text:style-name="P1"><text:span text:style-name="T2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0.684cm" svg:height="0.492cm" svg:x="5.736cm" svg:y="5.024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15" draw:text-style-name="P6" draw:layer="layout" svg:width="0.418cm" svg:height="1.27cm" draw:transform="rotate (-1.5707963267949) translate (6.654cm 5.4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.431cm" svg:y1="4.593cm" svg:x2="1.331cm" svg:y2="4.466cm">
          <text:p/>
        </draw:line>
        <draw:line draw:style-name="gr8" draw:text-style-name="P3" draw:layer="layout" svg:x1="4.989cm" svg:y1="1.78cm" svg:x2="1.422cm" svg:y2="1.796cm">
          <text:p/>
        </draw:line>
        <draw:custom-shape draw:style-name="gr9" draw:text-style-name="P6" draw:layer="layout" svg:width="1.301cm" svg:height="0.603cm" svg:x="3.048cm" svg:y="2.239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305cm" svg:height="0.603cm" svg:x="3.039cm" svg:y="2.843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1.082cm" svg:height="0.477cm" svg:x="1.703cm" svg:y="1.547cm">
          <draw:text-box>
            <text:p><text:span text:style-name="T1">Interrupts</text:span></text:p>
          </draw:text-box>
        </draw:frame>
        <draw:line draw:style-name="gr7" draw:text-style-name="P3" draw:layer="layout" svg:x1="1.813cm" svg:y1="2.86cm" svg:x2="1.813cm" svg:y2="1.904cm">
          <text:p/>
        </draw:line>
        <draw:line draw:style-name="gr7" draw:text-style-name="P3" draw:layer="layout" svg:x1="1.813cm" svg:y1="1.915cm" svg:x2="1.713cm" svg:y2="1.788cm">
          <text:p/>
        </draw:line>
        <draw:custom-shape draw:style-name="gr13" draw:text-style-name="P5" draw:layer="layout" svg:width="1.456cm" svg:height="1.214cm" svg:x="1.586cm" svg:y="2.233cm">
          <text:p text:style-name="P1"><text:span text:style-name="T2">Tensor</text:span></text:p>
          <text:p text:style-name="P1"><text:span text:style-name="T2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0.419cm" svg:height="1.016cm" draw:transform="rotate (1.5707963267949) translate (0.561cm 3.03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0.508cm" svg:height="0.492cm" svg:x="0.867cm" svg:y="2.193cm">
          <draw:text-box>
            <text:p><text:span text:style-name="T1">AXI</text:span></text:p>
            <text:p><text:span text:style-name="T1">Lite</text:span></text:p>
          </draw:text-box>
        </draw:frame>
        <draw:frame draw:style-name="gr14" draw:text-style-name="P9" draw:layer="layout" svg:width="0.684cm" svg:height="0.492cm" svg:x="5.736cm" svg:y="2.231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15" draw:text-style-name="P6" draw:layer="layout" svg:width="0.418cm" svg:height="1.27cm" draw:transform="rotate (-1.5707963267949) translate (6.654cm 2.63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.431cm" svg:y1="1.8cm" svg:x2="1.331cm" svg:y2="1.673cm">
          <text:p/>
        </draw:line>
        <draw:custom-shape draw:style-name="gr17" draw:text-style-name="P5" draw:layer="layout" svg:width="0.369cm" svg:height="4.422cm" svg:x="6.669cm" svg:y="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4.318cm" svg:height="0.255cm" draw:transform="rotate (1.5707963267949) translate (6.73cm 6.604cm)">
          <draw:text-box>
            <text:p text:style-name="P1"><text:span text:style-name="T3">AXI Memory Interconnect</text:span></text:p>
          </draw:text-box>
        </draw:frame>
        <draw:custom-shape draw:style-name="gr17" draw:text-style-name="P5" draw:layer="layout" svg:width="0.369cm" svg:height="4.422cm" svg:x="0.169cm" svg:y="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318cm" svg:height="0.328cm" draw:transform="rotate (1.5707963267949) translate (0.18cm 6.604cm)">
          <draw:text-box>
            <text:p text:style-name="P1"><text:span text:style-name="T3">AXI Peripheral Interconnect</text:span></text:p>
          </draw:text-box>
        </draw:frame>
        <draw:line draw:style-name="gr7" draw:text-style-name="P3" draw:layer="layout" svg:x1="4.613cm" svg:y1="4.703cm" svg:x2="4.513cm" svg:y2="4.576cm">
          <text:p/>
        </draw:line>
        <draw:line draw:style-name="gr7" draw:text-style-name="P3" draw:layer="layout" svg:x1="5.077cm" svg:y1="4.704cm" svg:x2="4.977cm" svg:y2="4.577cm">
          <text:p/>
        </draw:line>
        <draw:line draw:style-name="gr7" draw:text-style-name="P3" draw:layer="layout" svg:x1="1.813cm" svg:y1="4.703cm" svg:x2="1.713cm" svg:y2="4.576cm">
          <text:p/>
        </draw:line>
        <draw:line draw:style-name="gr7" draw:text-style-name="P3" draw:layer="layout" svg:x1="4.612cm" svg:y1="2.846cm" svg:x2="4.612cm" svg:y2="1.89cm">
          <text:p/>
        </draw:line>
        <draw:line draw:style-name="gr7" draw:text-style-name="P3" draw:layer="layout" svg:x1="5.077cm" svg:y1="2.847cm" svg:x2="5.077cm" svg:y2="1.891cm">
          <text:p/>
        </draw:line>
        <draw:custom-shape draw:style-name="gr11" draw:text-style-name="P5" draw:layer="layout" svg:width="1.022cm" svg:height="1.214cm" svg:x="4.348cm" svg:y="2.224cm">
          <text:p text:style-name="P1"><text:span text:style-name="T2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0.378cm" svg:height="0.477cm" svg:x="4.638cm" svg:y="1.971cm">
          <draw:text-box>
            <text:p><text:span text:style-name="T1">Rx</text:span></text:p>
          </draw:text-box>
        </draw:frame>
        <draw:frame draw:style-name="gr12" draw:text-style-name="P8" draw:layer="layout" svg:width="0.253cm" svg:height="0.477cm" svg:x="5.119cm" svg:y="1.971cm">
          <draw:text-box>
            <text:p><text:span text:style-name="T1">Tx</text:span></text:p>
          </draw:text-box>
        </draw:frame>
        <draw:line draw:style-name="gr7" draw:text-style-name="P3" draw:layer="layout" svg:x1="4.612cm" svg:y1="1.901cm" svg:x2="4.512cm" svg:y2="1.774cm">
          <text:p/>
        </draw:line>
        <draw:line draw:style-name="gr7" draw:text-style-name="P3" draw:layer="layout" svg:x1="5.076cm" svg:y1="1.902cm" svg:x2="4.976cm" svg:y2="1.775cm">
          <text:p/>
        </draw:line>
        <draw:custom-shape draw:style-name="gr16" draw:text-style-name="P6" draw:layer="layout" svg:width="0.419cm" svg:height="1.016cm" draw:transform="rotate (1.5707963267949) translate (0.562cm 5.83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0.508cm" svg:height="0.492cm" svg:x="0.868cm" svg:y="4.998cm">
          <draw:text-box>
            <text:p><text:span text:style-name="T1">AXI</text:span></text:p>
            <text:p><text:span text:style-name="T1">Lite</text:span></text:p>
          </draw:text-box>
        </draw:frame>
        <draw:custom-shape draw:style-name="gr20" draw:text-style-name="P6" draw:layer="layout" svg:width="0.419cm" svg:height="1.036cm" svg:x="0.154cm" svg:y="1.19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6" draw:layer="layout" svg:width="0.419cm" svg:height="1.058cm" svg:x="6.655cm" svg:y="1.1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1" draw:layer="layout" svg:width="0.127cm" svg:height="0.127cm" svg:x="2.21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27cm" svg:height="0.127cm" svg:x="2.211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27cm" svg:height="0.127cm" svg:x="2.21cm" svg:y="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27cm" svg:height="0.127cm" svg:x="4.811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27cm" svg:height="0.127cm" svg:x="4.81cm" svg:y="3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27cm" svg:height="0.127cm" svg:x="4.809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8T23:01:30.093048720</dc:date>
    <meta:editing-duration>PT13H49M47S</meta:editing-duration>
    <meta:editing-cycles>45</meta:editing-cycles>
    <meta:document-statistic meta:object-count="56"/>
  </office:meta>
</office:document-meta>
</file>